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cm" loext:contextual-spacing="false" fo:line-height="100%"/>
    </style:style>
    <style:style style:name="P2" style:family="paragraph" style:parent-style-name="Standard">
      <style:paragraph-properties fo:margin-left="1.27cm" fo:margin-right="0cm" fo:margin-top="0.423cm" fo:margin-bottom="0cm" loext:contextual-spacing="false" fo:line-height="100%" fo:text-indent="0cm" style:auto-text-indent="false"/>
    </style:style>
    <style:style style:name="P3" style:family="paragraph" style:parent-style-name="Standard">
      <style:paragraph-properties fo:margin-left="1.27cm" fo:margin-right="0cm" fo:margin-top="0.423cm" fo:margin-bottom="0.423cm" loext:contextual-spacing="false" fo:line-height="100%" fo:text-indent="0cm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>
      <style:paragraph-properties fo:margin-top="0.423cm" fo:margin-bottom="0cm" loext:contextual-spacing="false" fo:line-height="100%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 style:list-style-name="L1">
      <style:paragraph-properties fo:text-align="start" style:justify-single-word="false" fo:orphans="2" fo:widows="2"/>
      <style:text-properties officeooo:paragraph-rsid="000a09d8"/>
    </style:style>
    <style:style style:name="P7" style:family="paragraph" style:parent-style-name="Standard" style:list-style-name="WWNum4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8" style:family="paragraph" style:parent-style-name="Standard" style:list-style-name="WWNum3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9" style:family="paragraph" style:parent-style-name="Standard" style:list-style-name="WWNum6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10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11" style:family="paragraph" style:parent-style-name="Standard" style:list-style-name="WWNum5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12" style:family="paragraph" style:parent-style-name="Standard" style:list-style-name="WWNum1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a09d8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solid" style:text-underline-width="auto" style:text-underline-color="font-color" officeooo:paragraph-rsid="000a09d8"/>
    </style:style>
    <style:style style:name="P15" style:family="paragraph" style:parent-style-name="Standard" style:list-style-name="L1">
      <style:paragraph-properties fo:margin-top="0.423cm" fo:margin-bottom="0.423cm" loext:contextual-spacing="false" fo:line-height="100%" fo:text-align="start" style:justify-single-word="false" fo:orphans="2" fo:widows="2"/>
      <style:text-properties officeooo:paragraph-rsid="000a09d8"/>
    </style:style>
    <style:style style:name="P16" style:family="paragraph" style:parent-style-name="Standard" style:list-style-name="L4">
      <style:paragraph-properties fo:margin-top="0.423cm" fo:margin-bottom="0.423cm" loext:contextual-spacing="false" fo:line-height="100%"/>
      <style:text-properties officeooo:paragraph-rsid="000a23d0"/>
    </style:style>
    <style:style style:name="P17" style:family="paragraph" style:parent-style-name="Standard" style:list-style-name="L5">
      <style:paragraph-properties fo:margin-top="0.423cm" fo:margin-bottom="0.423cm" loext:contextual-spacing="false" fo:line-height="100%"/>
      <style:text-properties officeooo:paragraph-rsid="000a23d0"/>
    </style:style>
    <style:style style:name="P18" style:family="paragraph" style:parent-style-name="Standard" style:list-style-name="L6">
      <style:paragraph-properties fo:margin-top="0.423cm" fo:margin-bottom="0.423cm" loext:contextual-spacing="false" fo:line-height="100%"/>
      <style:text-properties officeooo:paragraph-rsid="000a23d0"/>
    </style:style>
    <style:style style:name="P19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  <style:text-properties style:text-underline-style="solid" style:text-underline-width="auto" style:text-underline-color="font-color" officeooo:rsid="000a23d0" officeooo:paragraph-rsid="000a23d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5" style:family="text">
      <style:text-properties fo:font-variant="normal" fo:text-transform="none" fo:color="#1d1c1d" style:font-name="Slack-Lato" fo:font-size="11.25pt" fo:letter-spacing="normal" fo:font-style="normal" fo:font-weight="normal" officeooo:rsid="0002a596"/>
    </style:style>
    <style:style style:name="T6" style:family="text">
      <style:text-properties officeooo:rsid="000a23d0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Character_20_style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20_style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Character_20_style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20_style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Character_20_style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20_style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 <text:tab/> <text:tab/> <text:tab/></text:p>
      <text:p text:style-name="P5">Le numerique :</text:p>
      <text:p text:style-name="P1"/>
      <text:p text:style-name="P1"><text:span text:style-name="T1">Entreprises </text:span>:</text:p>
      <text:list xml:id="list3997720592" text:style-name="WWNum4">
        <text:list-item>
          <text:p text:style-name="P7">Cap gemini : <text:span text:style-name="T2">Capgemini</text:span> est un leader mondial du conseil, des services informatiques et de la transformation numérique.</text:p>
        </text:list-item>
      </text:list>
      <text:p text:style-name="P2">4bis Rue Emile Zola, 37000 Tours</text:p>
      <text:p text:style-name="P1"/>
      <text:list xml:id="list3776176400" text:style-name="WWNum3">
        <text:list-item>
          <text:p text:style-name="P8">Apside TOP : Depuis 40 ans, le Groupe <text:span text:style-name="T2">Apside</text:span> collabore aux projets informatiques et scientifiques des grands groupes français et européens.</text:p>
        </text:list-item>
      </text:list>
      <text:p text:style-name="P2">12 Rue Fabienne Landy, 37700 Saint-Pierre-des-Corps</text:p>
      <text:p text:style-name="P1"/>
      <text:list xml:id="list369856820" text:style-name="WWNum6">
        <text:list-item>
          <text:p text:style-name="P9">Umanis</text:p>
        </text:list-item>
      </text:list>
      <text:p text:style-name="P2">Depuis plus de 25 ans, <text:span text:style-name="T2">Umanis</text:span> est le leader français en Data, Digital, Business Solutions et Industrialisation.</text:p>
      <text:p text:style-name="P2">18 Rue du Pont de l'Arche, 37550 Saint-Avertin</text:p>
      <text:p text:style-name="P1"/>
      <text:p text:style-name="P1"><text:span text:style-name="T1">Organismes </text:span>:</text:p>
      <text:list xml:id="list3509998026" text:style-name="WWNum2">
        <text:list-item>
          <text:p text:style-name="P10">Mame, cité de la création et de l’innovation : aux jeunes entreprises innovantes et à de grands groupes nationaux qui y installent des bureaux. Tiers lieu de connexion dans l'écosystème<text:a xlink:type="simple" xlink:href="https://frenchtech-loirevalley.com/" text:style-name="ListLabel_20_55" text:visited-style-name="ListLabel_20_55"> </text:a><text:a xlink:type="simple" xlink:href="https://frenchtech-loirevalley.com/" text:style-name="ListLabel_20_56" text:visited-style-name="ListLabel_20_56"><text:span text:style-name="T3">French Tech-Loire Valley</text:span></text:a>.</text:p>
        </text:list-item>
      </text:list>
      <text:p text:style-name="P3">49 Boulevard Preuilly, 37000 Tours</text:p>
      <text:p text:style-name="P1"/>
      <text:list xml:id="list1125852887" text:style-name="WWNum5">
        <text:list-item>
          <text:p text:style-name="P11">Pepinieres (S)tart’inbox<text:line-break/> crée un environnement favorable à l’esprit d’entreprise sur le territoire. D'une surface de 1200 m² , elle est raccordée à la fibre et desservies par le tramway.</text:p>
        </text:list-item>
      </text:list>
      <text:p text:style-name="P3">30 Rue André Theuriet, 37000 Tours<text:line-break/> <text:tab/></text:p>
      <text:list xml:id="list2879330423" text:style-name="WWNum1">
        <text:list-item>
          <text:p text:style-name="P12">Paloaltours :</text:p>
        </text:list-item>
      </text:list>
      <text:p text:style-name="P3">est une startup associative d’entreprises innovantes dans le domaine des technologies numériques. Créée pour promouvoir les startups et mutualiser des ressources, l’association a également vocation à diffuser la culture du numérique et favoriser l’émergence de projets individuels ou <text:tab/>collectifs en Touraine et plus largement en région Centre.</text:p>
      <text:p text:style-name="P3">LE HQ Tours - 1, impasse du palais, 37000 Tours</text:p>
      <text:p text:style-name="P19"><text:soft-page-break/>l’Economie tourangelle:</text:p>
      <text:list xml:id="list3455950127" text:style-name="L4">
        <text:list-item>
          <text:p text:style-name="P16"><text:span text:style-name="T6">Les atouts de la Touraine sont nombreux:</text:span></text:p>
          <text:p text:style-name="P16"><text:span text:style-name="T6">L’Indre-et-Loire est le premier département touristique du Val de Loire, son appareil de formation et de recherche publique est performant, avec ses 27.000 étudiants, ses 2.500 chercheurs également présents à l’INRA et au CEA, ses écoles de commerce et d’ingénieurs, son Institut du médicament, son campus de start-up, une hausse de 5 % des entrées dans l’apprentissage,</text:span></text:p>
        </text:list-item>
      </text:list>
      <text:list xml:id="list2265264979" text:style-name="L5">
        <text:list-item>
          <text:p text:style-name="P17"><text:span text:style-name="T6">L’emploi:</text:span></text:p>
          <text:p text:style-name="P17"><text:span text:style-name="T6">Le chômage y est inférieur au niveau national, les activités restent diversifiées et positionnées sur des technologies stratégiques (digital, pharmaceutique, agroalimentaire), très ouvertes à l’international.</text:span></text:p>
        </text:list-item>
      </text:list>
      <text:list xml:id="list691007353" text:style-name="L6">
        <text:list-item>
          <text:p text:style-name="P18"><text:span text:style-name="T6">Des univers variés:</text:span></text:p>
          <text:p text:style-name="P18"><text:span text:style-name="T6">La variété des entreprises tourangelle permet de laisser parler la matière, grise, électrique, numérique, naturelle ou brute de fonderie : Escape Yourself, Bertucelli, RDV Productions, Alienor France, Belorr, Solary TV Productions, Lestra, Le Kiosque Gourmand, Edgar Opticiens, SKF, Supra Technologies…</text:span></text:p>
        </text:list-item>
      </text:list>
      <text:p text:style-name="P14"><text:span text:style-name="T5">Qualité de vie :</text:span></text:p>
      <text:list xml:id="list1794637701" text:style-name="L1">
        <text:list-item>
          <text:p text:style-name="P6"><text:span text:style-name="T4">Vi</text:span><text:span text:style-name="T5">e à Tours</text:span><text:line-break/><text:span text:style-name="T4">Nichée en plein cœur de la Vallée de la Loire, Tours sait allier vieilles pierres et high-tech, afin de passer aisément de châteaux mondialement connus aux entreprises du numérique les plus performantes.</text:span></text:p>
        </text:list-item>
      </text:list>
      <text:p text:style-name="P13"><text:span text:style-name="T4"/></text:p>
      <text:list xml:id="list165901921123766" text:continue-numbering="true" text:style-name="L1">
        <text:list-item>
          <text:p text:style-name="P6"><text:span text:style-name="T4">T</text:span><text:span text:style-name="T5">ransports</text:span><text:line-break/><text:span text:style-name="T4">Au milieu d’un réseau autoroutier entre Paris, Bordeaux, Nantes et Bourges. À 1h00 en train de Paris et 2h00 de Nantes. Un réseau Tram+Bus desservant régulièrement la ville et son agglomération. Son aéroport et des </text:span><text:span text:style-name="T5">vols</text:span><text:span text:style-name="T4"> réguliers vers Londres, Dublin, Marrakech, Porto et Marseille.</text:span></text:p>
        </text:list-item>
      </text:list>
      <text:p text:style-name="P13"><text:span text:style-name="T4"/></text:p>
      <text:list xml:id="list165901836817636" text:continue-numbering="true" text:style-name="L1">
        <text:list-item>
          <text:p text:style-name="P15"><text:span text:style-name="T4">L</text:span><text:span text:style-name="T5">oisirs</text:span><text:line-break/><text:span text:style-name="T4">En territoire littéraire et gastronome, vous saurez apprécier un livre de Balzac tout en dégustant une tartine chaude fromage de chèvre de Sainte-Maure-De-Touraine accompagné de son verre de vin de Chinon. À proximité du vieux mûrier de la place Plumereau, sinon rien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564cm" fo:margin-bottom="0.141cm" loext:contextual-spacing="false" fo:line-height="100%" fo:keep-together="always" fo:text-indent="-0.635cm" style:auto-text-indent="false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color="#1155cc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98cm" fo:margin-right="1.998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8T16:59:01.205080102</dc:date>
    <meta:editing-duration>PT14S</meta:editing-duration>
    <meta:editing-cycles>1</meta:editing-cycles>
    <meta:document-statistic meta:table-count="0" meta:image-count="0" meta:object-count="0" meta:page-count="2" meta:paragraph-count="29" meta:word-count="494" meta:character-count="3207" meta:non-whitespace-character-count="2745"/>
  </office:meta>
</office:document-meta>
</file>